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2900000197DD00FDA4C7BD2F01.png" manifest:media-type="image/png"/>
  <manifest:file-entry manifest:full-path="Pictures/100000000000018B000000AC8BBF458DC29A40B5.png" manifest:media-type="image/png"/>
  <manifest:file-entry manifest:full-path="Pictures/10000000000003EE00000326561E794141541BE4.jpg" manifest:media-type="image/jpeg"/>
  <manifest:file-entry manifest:full-path="Pictures/100000000000012C000000C5C7623FDEF5B7C8C9.jpg" manifest:media-type="image/jpeg"/>
  <manifest:file-entry manifest:full-path="Pictures/100000000000012C000000CCC95E2563DF99B4DE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.1cm" svg:stroke-color="#00000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022cm" fo:min-width="4.597cm" fo:padding-top="0.175cm" fo:padding-bottom="0.175cm" fo:padding-left="0.3cm" fo:padding-right="0.3cm"/>
    </style:style>
    <style:style style:name="gr5" style:family="graphic" style:parent-style-name="Objet_20_sans_20_remplissage_20_et_20_sans_20_ligne">
      <style:graphic-properties draw:stroke="none" svg:stroke-width="0.05cm" svg:stroke-color="#000000" draw:marker-start-width="0.005cm" draw:marker-end-width="0.0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.05cm" draw:marker-start-width="0.155cm" draw:marker-end-width="0.1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solid" svg:stroke-width="0.05cm" svg:stroke-color="#000000" draw:marker-start-width="0.005cm" draw:marker-end-width="0.0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005cm" draw:marker-end-width="0.005cm" draw:fill="none" draw:textarea-horizontal-align="justify" draw:textarea-vertical-align="middle" draw:auto-grow-height="false" fo:min-height="1.065cm" fo:min-width="4.639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cm" svg:height="5.168cm" svg:x="17.3cm" svg:y="3.032cm">
          <draw:image xlink:href="Pictures/100000000000012C000000CCC95E2563DF99B4DE.png" xlink:type="simple" xlink:show="embed" xlink:actuate="onLoad">
            <text:p/>
          </draw:image>
        </draw:frame>
        <draw:frame draw:style-name="gr1" draw:text-style-name="P1" draw:layer="layout" svg:width="7.901cm" svg:height="5.188cm" svg:x="9.299cm" svg:y="3.012cm">
          <draw:image xlink:href="Pictures/100000000000012C000000C5C7623FDEF5B7C8C9.jpg" xlink:type="simple" xlink:show="embed" xlink:actuate="onLoad">
            <text:p/>
          </draw:image>
        </draw:frame>
        <draw:frame draw:style-name="gr2" draw:text-style-name="P1" draw:layer="layout" svg:width="6.7cm" svg:height="5.369cm" svg:x="2.5cm" svg:y="2.931cm">
          <draw:image xlink:href="Pictures/10000000000003EE00000326561E794141541BE4.jpg" xlink:type="simple" xlink:show="embed" xlink:actuate="onLoad">
            <text:p/>
          </draw:image>
        </draw:frame>
        <draw:frame draw:style-name="gr1" draw:text-style-name="P1" draw:layer="layout" svg:width="5.033cm" svg:height="2.2cm" draw:transform="rotate (1.5707963267949) translate (0.5cm 8.033cm)">
          <draw:image xlink:href="Pictures/100000000000018B000000AC8BBF458DC29A40B5.png" xlink:type="simple" xlink:show="embed" xlink:actuate="onLoad">
            <text:p/>
          </draw:image>
        </draw:frame>
        <draw:frame draw:style-name="gr1" draw:text-style-name="P1" draw:layer="layout" svg:width="24.4cm" svg:height="12.27cm" svg:x="0.5cm" svg:y="8.115cm">
          <draw:image xlink:href="Pictures/100000000000032900000197DD00FDA4C7BD2F01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5.1cm" svg:height="3.468cm" svg:x="21.7cm" svg:y="16.932cm">
          <draw:image xlink:href="Pictures/100000000000012C000000CCC95E2563DF99B4DE.png" xlink:type="simple" xlink:show="embed" xlink:actuate="onLoad">
            <text:p/>
          </draw:image>
        </draw:frame>
        <draw:frame draw:style-name="gr3" draw:text-style-name="P1" draw:layer="layout" svg:width="3.157cm" svg:height="1.38cm" svg:x="22.718cm" svg:y="9.737cm">
          <draw:image xlink:href="Pictures/100000000000018B000000AC8BBF458DC29A40B5.png" xlink:type="simple" xlink:show="embed" xlink:actuate="onLoad">
            <text:p/>
          </draw:image>
        </draw:frame>
        <draw:frame draw:style-name="gr2" draw:text-style-name="P1" draw:layer="layout" svg:width="5.3cm" svg:height="4.248cm" svg:x="21.603cm" svg:y="11.077cm">
          <draw:image xlink:href="Pictures/10000000000003EE00000326561E794141541BE4.jpg" xlink:type="simple" xlink:show="embed" xlink:actuate="onLoad">
            <text:p/>
          </draw:image>
        </draw:frame>
        <draw:frame draw:style-name="gr1" draw:text-style-name="P1" draw:layer="layout" svg:width="5.1cm" svg:height="3.349cm" svg:x="21.7cm" svg:y="13.451cm">
          <draw:image xlink:href="Pictures/100000000000012C000000C5C7623FDEF5B7C8C9.jpg" xlink:type="simple" xlink:show="embed" xlink:actuate="onLoad">
            <text:p/>
          </draw:image>
        </draw:frame>
        <draw:frame draw:style-name="gr1" draw:text-style-name="P1" draw:layer="layout" svg:width="21.119cm" svg:height="10.62cm" svg:x="0.5cm" svg:y="9.78cm">
          <draw:image xlink:href="Pictures/100000000000032900000197DD00FDA4C7BD2F01.png" xlink:type="simple" xlink:show="embed" xlink:actuate="onLoad">
            <text:p/>
          </draw:image>
        </draw:frame>
        <draw:custom-shape draw:style-name="gr4" draw:text-style-name="P1" draw:layer="layout" svg:width="5.197cm" svg:height="1.372cm" svg:x="21.651cm" svg:y="9.72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5" draw:text-style-name="P1" draw:layer="layout" svg:width="3.152cm" svg:height="1.373cm" svg:x="2.842cm" svg:y="10.067cm">
          <draw:image xlink:href="Pictures/100000000000018B000000AC8BBF458DC29A40B5.png" xlink:type="simple" xlink:show="embed" xlink:actuate="onLoad">
            <text:p/>
          </draw:image>
        </draw:frame>
        <draw:frame draw:style-name="gr6" draw:text-style-name="P1" draw:layer="layout" svg:width="5.254cm" svg:height="4.211cm" svg:x="1.757cm" svg:y="11.377cm">
          <draw:image xlink:href="Pictures/10000000000003EE00000326561E794141541BE4.jpg" xlink:type="simple" xlink:show="embed" xlink:actuate="onLoad">
            <text:p/>
          </draw:image>
        </draw:frame>
        <draw:frame draw:style-name="gr7" draw:text-style-name="P1" draw:layer="layout" svg:width="5.1cm" svg:height="3.349cm" svg:x="1.808cm" svg:y="13.851cm">
          <draw:image xlink:href="Pictures/100000000000012C000000C5C7623FDEF5B7C8C9.jpg" xlink:type="simple" xlink:show="embed" xlink:actuate="onLoad">
            <text:p/>
          </draw:image>
        </draw:frame>
        <draw:frame draw:style-name="gr7" draw:text-style-name="P1" draw:layer="layout" svg:width="5.1cm" svg:height="3.468cm" svg:x="1.808cm" svg:y="17.232cm">
          <draw:image xlink:href="Pictures/100000000000012C000000CCC95E2563DF99B4DE.png" xlink:type="simple" xlink:show="embed" xlink:actuate="onLoad">
            <text:p/>
          </draw:image>
        </draw:frame>
        <draw:custom-shape draw:style-name="gr8" draw:text-style-name="P1" draw:layer="layout" svg:width="5.189cm" svg:height="1.365cm" svg:x="1.776cm" svg:y="10.05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1.119cm" svg:height="10.62cm" svg:x="6.981cm" svg:y="10.08cm">
          <draw:image xlink:href="Pictures/100000000000032900000197DD00FDA4C7BD2F0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10:47:10.280548000</meta:creation-date>
    <dc:date>2015-12-08T11:58:07.504448000</dc:date>
    <meta:editing-duration>PT37M55S</meta:editing-duration>
    <meta:editing-cycles>6</meta:editing-cycles>
    <meta:generator>LibreOffice/5.0.3.2$MacOSX_X86_64 LibreOffice_project/e5f16313668ac592c1bfb310f4390624e3dbfb75</meta:generator>
    <meta:document-statistic meta:object-count="17"/>
  </office:meta>
</office:document-meta>
</file>